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09f7a" officeooo:paragraph-rsid="00009f7a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0f5c4" officeooo:paragraph-rsid="0000f5c4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035538" officeooo:paragraph-rsid="00035538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04414a" officeooo:paragraph-rsid="0004414a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05a4a7" officeooo:paragraph-rsid="0005a4a7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0711a2" officeooo:paragraph-rsid="000711a2" style:font-weight-asian="normal" style:font-weight-complex="normal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009f7a" officeooo:paragraph-rsid="00009f7a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0d07c6" officeooo:paragraph-rsid="000d07c6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00f5c4" officeooo:paragraph-rsid="0000f5c4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0f9da1" officeooo:paragraph-rsid="000f9da1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035538" officeooo:paragraph-rsid="00035538" style:font-weight-asian="bold" style:font-weight-complex="bold"/>
    </style:style>
    <style:style style:name="P12" style:family="paragraph" style:parent-style-name="Standard">
      <style:text-properties style:text-underline-style="none" fo:font-weight="normal" officeooo:rsid="0000f5c4" officeooo:paragraph-rsid="0000f5c4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0711a2" officeooo:paragraph-rsid="000711a2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035538" officeooo:paragraph-rsid="00145405" style:font-weight-asian="normal" style:font-weight-complex="normal"/>
    </style:style>
    <style:style style:name="T1" style:family="text">
      <style:text-properties officeooo:rsid="0004414a"/>
    </style:style>
    <style:style style:name="T2" style:family="text">
      <style:text-properties officeooo:rsid="0005a4a7"/>
    </style:style>
    <style:style style:name="T3" style:family="text">
      <style:text-properties officeooo:rsid="0009205d"/>
    </style:style>
    <style:style style:name="T4" style:family="text">
      <style:text-properties officeooo:rsid="000d07c6"/>
    </style:style>
    <style:style style:name="T5" style:family="text">
      <style:text-properties officeooo:rsid="000dcc7c"/>
    </style:style>
    <style:style style:name="T6" style:family="text">
      <style:text-properties style:text-underline-style="none" officeooo:rsid="000dcc7c"/>
    </style:style>
    <style:style style:name="T7" style:family="text">
      <style:text-properties style:text-underline-style="none" fo:font-weight="normal" officeooo:rsid="000dcc7c" style:font-weight-asian="normal" style:font-weight-complex="normal"/>
    </style:style>
    <style:style style:name="T8" style:family="text">
      <style:text-properties officeooo:rsid="00145405"/>
    </style:style>
    <style:style style:name="T9" style:family="text">
      <style:text-properties officeooo:rsid="001652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<text:span text:style-name="T4">escriptif textuelle des</text:span> cas d’utilisations : </text:p>
      <text:p text:style-name="P1"/>
      <text:p text:style-name="P8">Cas d’utilisation : <text:span text:style-name="T7">Consultation du site</text:span></text:p>
      <text:p text:style-name="P2">Acteur : Utilisateurs :</text:p>
      <text:p text:style-name="P2">Scénario normal : </text:p>
      <text:p text:style-name="P12"/>
      <text:p text:style-name="P3"><text:span text:style-name="T4">1</text:span>. <text:span text:style-name="T8">L</text:span>’utilisateur peut consulter la carte des événements.</text:p>
      <text:p text:style-name="P3"><text:span text:style-name="T4">2</text:span>. <text:span text:style-name="T8">L</text:span>’utilisateur peut consulter les évaluations laissées par les participants sur les courses passées.</text:p>
      <text:p text:style-name="P4"><text:span text:style-name="T4">3</text:span>. <text:span text:style-name="T8">L</text:span>’utilisateur peut consulter les commentaires des participants aux courses.</text:p>
      <text:p text:style-name="P3"/>
      <text:p text:style-name="P6"><text:span text:style-name="T9">4</text:span>. <text:span text:style-name="T8">L</text:span>’utilisateur peut consulter le descriptif de l’événement.</text:p>
      <text:p text:style-name="P6"><text:span text:style-name="T9">5</text:span>. <text:span text:style-name="T8">L</text:span>’utilisateur peut faire une recherche <text:span text:style-name="T3">sur</text:span> le nom d’une <text:span text:style-name="T3">épreuve via code postal ou adresse mail.</text:span></text:p>
      <text:p text:style-name="P6"/>
      <text:p text:style-name="P6"/>
      <text:p text:style-name="P10">Scénario étendu : </text:p>
      <text:p text:style-name="P10"/>
      <text:p text:style-name="P14"><text:span text:style-name="T8">3.1. L</text:span>’utilisateur peut envoyer un commentaire sur une course passée où il a participé.</text:p>
      <text:p text:style-name="P14"><text:span text:style-name="T8">3.2. L</text:span>’utilisateur peut envoyer un<text:span text:style-name="T8">e note</text:span> sur une course passée où il a participé.</text:p>
      <text:p text:style-name="P10"/>
      <text:p text:style-name="P3"/>
      <text:p text:style-name="P11">Scénario particulier  : </text:p>
      <text:p text:style-name="P5"/>
      <text:p text:style-name="P3"><text:span text:style-name="T9">3</text:span>.<text:span text:style-name="T9">3</text:span>. L’utilisateur ne peut pas commenter si il n’est pas participant à la course passée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5:14:08.765000000</meta:creation-date>
    <dc:date>2019-03-28T08:53:56.224000000</dc:date>
    <meta:editing-duration>PT1H12M7S</meta:editing-duration>
    <meta:editing-cycles>12</meta:editing-cycles>
    <meta:generator>LibreOffice/5.2.0.4$Windows_x86 LibreOffice_project/066b007f5ebcc236395c7d282ba488bca6720265</meta:generator>
    <meta:document-statistic meta:table-count="0" meta:image-count="0" meta:object-count="0" meta:page-count="1" meta:paragraph-count="14" meta:word-count="125" meta:character-count="821" meta:non-whitespace-character-count="705"/>
  </office:meta>
</office:document-meta>
</file>